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9"/>
          <table:table-cell table:style-name="ce21"/>
          <table:table-cell table:style-name="ce19"/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memman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9"/>
          <table:table-cell table:style-name="ce21"/>
          <table:table-cell table:style-name="ce19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23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24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ime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20"/>
          <table:table-cell table:style-name="ce21"/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25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thread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20"/>
          <table:table-cell table:style-name="ce21"/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21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vfs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21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20"/>
          <table:table-cell table:style-name="ce21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21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9T04:39:59.551114177</dc:date>
    <meta:editing-duration>P10DT23H38M26S</meta:editing-duration>
    <meta:editing-cycles>48</meta:editing-cycles>
    <meta:document-statistic meta:table-count="1" meta:cell-count="851" meta:object-count="0"/>
  </office:meta>
</office:document-meta>
</file>